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C000001AFEE77BDFC.png"/>
  <manifest:file-entry manifest:media-type="image/png" manifest:full-path="Pictures/10000201000003FD0000046F8E28AA7F.png"/>
  <manifest:file-entry manifest:media-type="image/png" manifest:full-path="Pictures/1000020100000226000001E067ACB044.png"/>
  <manifest:file-entry manifest:media-type="image/png" manifest:full-path="Pictures/100002010000030C00000212223FBA94.png"/>
  <manifest:file-entry manifest:media-type="image/png" manifest:full-path="Pictures/100002010000030C000002E91EC057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.12cm" svg:y="1.543cm" svg:width="16.618cm" svg:height="14.503cm" draw:z-index="0"><draw:image xlink:href="Pictures/1000020100000226000001E067ACB044.png" xlink:type="simple" xlink:show="embed" xlink:actuate="onLoad"/></draw:frame>EJERCICIO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4</text:p>
      <text:p text:style-name="P1"><draw:frame draw:style-name="fr1" draw:name="gráficos2" text:anchor-type="paragraph" svg:x="-1.483cm" svg:y="0.355cm" svg:width="19.757cm" svg:height="13.425cm" draw:z-index="1"><draw:image xlink:href="Pictures/100002010000030C00000212223FBA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5</text:p>
      <text:p text:style-name="P1"/>
      <text:p text:style-name="P1"/>
      <text:p text:style-name="P1"><draw:frame draw:style-name="fr1" draw:name="gráficos3" text:anchor-type="paragraph" svg:x="-0.635cm" svg:y="0.127cm" svg:width="17.981cm" svg:height="19.6cm" draw:z-index="2"><draw:image xlink:href="Pictures/10000201000003FD0000046F8E28AA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6</text:p>
      <text:p text:style-name="P1"/>
      <text:p text:style-name="P1"><draw:frame draw:style-name="fr1" draw:name="gráficos4" text:anchor-type="paragraph" svg:x="0.139cm" svg:y="0.233cm" svg:width="16.826cm" svg:height="11.402cm" draw:z-index="3"><draw:image xlink:href="Pictures/100002010000027C000001AFEE77BD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7</text:p>
      <text:p text:style-name="P1"/>
      <text:p text:style-name="P1"><draw:frame draw:style-name="fr1" draw:name="gráficos5" text:anchor-type="paragraph" svg:x="0cm" svg:y="0.206cm" svg:width="16.999cm" svg:height="16.235cm" draw:z-index="4"><draw:image xlink:href="Pictures/100002010000030C000002E91EC057E4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3</meta:editing-cycles>
    <meta:generator>OpenOffice/4.1.14$Win32 OpenOffice.org_project/4114m1$Build-9811</meta:generator>
    <dc:date>2024-10-07T10:28:44.21</dc:date>
    <meta:document-statistic meta:table-count="0" meta:image-count="5" meta:object-count="0" meta:page-count="5" meta:paragraph-count="5" meta:word-count="10" meta:character-count="55"/>
    <dc:creator>jordi r</dc:creator>
    <meta:user-defined meta:name="Info 1"/>
    <meta:user-defined meta:name="Info 2"/>
    <meta:user-defined meta:name="Info 3"/>
    <meta:user-defined meta:name="Info 4"/>
  </office:meta>
</office:document-meta>
</file>